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700000189BE9D2DCD.png" manifest:media-type="image/png"/>
  <manifest:file-entry manifest:full-path="Pictures/10000001000004C00000019AAC5492FD.png" manifest:media-type="image/png"/>
  <manifest:file-entry manifest:full-path="Pictures/10000001000004A9000003782D1B29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4pt" officeooo:rsid="00144e95" officeooo:paragraph-rsid="00144e95" style:font-size-asian="44pt" style:font-size-complex="44pt"/>
    </style:style>
    <style:style style:name="P2" style:family="paragraph" style:parent-style-name="Heading_20_1">
      <style:text-properties officeooo:rsid="00144e95" officeooo:paragraph-rsid="00144e95"/>
    </style:style>
    <style:style style:name="P3" style:family="paragraph" style:parent-style-name="Text_20_body">
      <style:text-properties officeooo:paragraph-rsid="00144e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ON</text:p>
      <text:p text:style-name="P1"/>
      <text:h text:style-name="P2" text:outline-level="1">DIAGRAMA UML</text:h>
      <text:p text:style-name="P3"><draw:frame draw:style-name="fr1" draw:name="Imagen1" text:anchor-type="char" svg:width="17cm" svg:height="12.652cm" draw:z-index="0"><draw:image xlink:href="Pictures/10000001000004A9000003782D1B2977.png" xlink:type="simple" xlink:show="embed" xlink:actuate="onLoad" draw:mime-type="image/png"/></draw:frame><draw:frame draw:style-name="fr2" draw:name="Imagen2" text:anchor-type="char" svg:x="0.026cm" svg:y="13.056cm" svg:width="17cm" svg:height="9.142cm" draw:z-index="1"><draw:image xlink:href="Pictures/10000001000004C00000019AAC5492FD.png" xlink:type="simple" xlink:show="embed" xlink:actuate="onLoad" draw:mime-type="image/png"/></draw:frame></text:p>
      <text:p text:style-name="P3"><draw:frame draw:style-name="fr2" draw:name="Imagen3" text:anchor-type="char" svg:x="0.159cm" svg:y="-0.529cm" svg:width="17cm" svg:height="9.19cm" draw:z-index="2"><draw:image xlink:href="Pictures/10000001000002D700000189BE9D2DCD.png" xlink:type="simple" xlink:show="embed" xlink:actuate="onLoad" draw:mime-type="image/png"/></draw:frame><text:soft-page-break/></text:p>
      <text:h text:style-name="Heading_20_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7T19:48:25.959717516</meta:creation-date>
    <dc:date>2026-03-27T20:27:28.668439906</dc:date>
    <meta:editing-duration>PT28M51S</meta:editing-duration>
    <meta:editing-cycles>1</meta:editing-cycles>
    <meta:generator>LibreOffice/25.8.4.2$Linux_X86_64 LibreOffice_project/580$Build-2</meta:generator>
    <meta:document-statistic meta:table-count="0" meta:image-count="3" meta:object-count="0" meta:page-count="2" meta:paragraph-count="2" meta:word-count="3" meta:character-count="25" meta:non-whitespace-character-count="24"/>
  </office:meta>
</office:document-meta>
</file>